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92cm" style:rel-column-width="9609*"/>
    </style:style>
    <style:style style:name="Table1.B" style:family="table-column">
      <style:table-column-properties style:column-width="14.508cm" style:rel-column-width="5592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38452" officeooo:paragraph-rsid="00038452"/>
    </style:style>
    <style:style style:name="P2" style:family="paragraph" style:parent-style-name="Table_20_Contents">
      <style:paragraph-properties fo:text-align="center" style:justify-single-word="false"/>
      <style:text-properties officeooo:rsid="0004f274" officeooo:paragraph-rsid="0004f274"/>
    </style:style>
    <style:style style:name="P3" style:family="paragraph" style:parent-style-name="Table_20_Contents">
      <style:text-properties officeooo:rsid="0004401b" officeooo:paragraph-rsid="0004401b"/>
    </style:style>
    <style:style style:name="P4" style:family="paragraph" style:parent-style-name="Table_20_Contents" style:list-style-name="L1">
      <style:text-properties officeooo:rsid="0004dff3" officeooo:paragraph-rsid="0004dff3"/>
    </style:style>
    <style:style style:name="P5" style:family="paragraph" style:parent-style-name="Table_20_Contents" style:list-style-name="L1">
      <style:text-properties officeooo:rsid="00078a61" officeooo:paragraph-rsid="00078a61"/>
    </style:style>
    <style:style style:name="P6" style:family="paragraph" style:parent-style-name="Table_20_Contents" style:list-style-name="L1">
      <style:text-properties officeooo:rsid="0004f274" officeooo:paragraph-rsid="0004f274"/>
    </style:style>
    <style:style style:name="P7" style:family="paragraph" style:parent-style-name="Table_20_Contents">
      <style:text-properties officeooo:rsid="00095901" officeooo:paragraph-rsid="00038452"/>
    </style:style>
    <style:style style:name="T1" style:family="text">
      <style:text-properties officeooo:rsid="00038452"/>
    </style:style>
    <style:style style:name="T2" style:family="text">
      <style:text-properties officeooo:rsid="0005e131"/>
    </style:style>
    <style:style style:name="T3" style:family="text">
      <style:text-properties officeooo:rsid="00078a61"/>
    </style:style>
    <style:style style:name="T4" style:family="text">
      <style:text-properties officeooo:rsid="00051d35"/>
    </style:style>
    <style:style style:name="T5" style:family="text">
      <style:text-properties officeooo:rsid="000ce19f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C</text:p>
          </table:table-cell>
          <table:table-cell table:style-name="Table1.B1" office:value-type="string">
            <text:p text:style-name="P2">Gestione personale</text:p>
          </table:table-cell>
        </table:table-row>
        <table:table-row>
          <table:table-cell table:style-name="Table1.A2" office:value-type="string">
            <text:p text:style-name="P1">Scop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Level</text:p>
          </table:table-cell>
          <table:table-cell table:style-name="Table1.B2" office:value-type="string">
            <text:p text:style-name="Table_20_Contents"><text:s/><text:span text:style-name="T1">User Goal</text:span></text:p>
          </table:table-cell>
        </table:table-row>
        <table:table-row>
          <table:table-cell table:style-name="Table1.A2" office:value-type="string">
            <text:p text:style-name="P1">Actor</text:p>
          </table:table-cell>
          <table:table-cell table:style-name="Table1.B2" office:value-type="string">
            <text:p text:style-name="P3">Amministratore Personale</text:p>
          </table:table-cell>
        </table:table-row>
        <table:table-row>
          <table:table-cell table:style-name="Table1.A2" office:value-type="string">
            <text:p text:style-name="P1">Basic Course</text:p>
          </table:table-cell>
          <table:table-cell table:style-name="Table1.B2" office:value-type="string">
            <text:list text:style-name="L1">
              <text:list-item>
                <text:p text:style-name="P4">L’Amministratore del personale Avvia l’applicazione</text:p>
              </text:list-item>
              <text:list-item>
                <text:p text:style-name="P4">Seleziona l’opzione “6 -&gt; Add/remove aircraft/employees/routes” dal men<text:span text:style-name="T2">u</text:span>.</text:p>
              </text:list-item>
              <text:list-item>
                <text:p text:style-name="P5">Inserisce le proprie credenziali.</text:p>
              </text:list-item>
              <text:list-item>
                <text:p text:style-name="P4">Nel menu successivo Seleziona l’opzione “3 -&gt; Insert/Remove employee”</text:p>
              </text:list-item>
              <text:list-item>
                <text:p text:style-name="P6"><text:span text:style-name="T3">Sceglie</text:span> l’operazione da eseguire <text:span text:style-name="T4">tra:</text:span></text:p>
                <text:list>
                  <text:list-item>
                    <text:p text:style-name="P5">List</text:p>
                  </text:list-item>
                  <text:list-item>
                    <text:p text:style-name="P5">Insert</text:p>
                  </text:list-item>
                  <text:list-item>
                    <text:p text:style-name="P5">Remove</text:p>
                  </text:list-item>
                </text:list>
              </text:list-item>
              <text:list-item>
                <text:p text:style-name="P5">Compila i campi necessari per portare al termine l’operazione.</text:p>
                <text:p text:style-name="P5"/>
              </text:list-item>
            </text:list>
          </table:table-cell>
        </table:table-row>
        <table:table-row>
          <table:table-cell table:style-name="Table1.A2" office:value-type="string">
            <text:p text:style-name="P1">Alternative Course </text:p>
          </table:table-cell>
          <table:table-cell table:style-name="Table1.B2" office:value-type="string">
            <text:p text:style-name="P7">3a. L’utente non ha le credenziali.</text:p>
            <text:p text:style-name="P7"><text:s text:c="5"/><text:span text:style-name="T5">3</text:span>a.1 L’utente chiede all’ufficio amministrativo le credenziali</text:p>
            <text:p text:style-name="P7">3b. L’utente inserisce le credenziali fornite, ma non riesce comunque ad accedere.</text:p>
            <text:p text:style-name="P7"><text:s text:c="5"/>3b.1 L’utente chiede all’ufficio amministrativo di effettuare il reset delle </text:p>
            <text:p text:style-name="P7"><text:s text:c="13"/>credenziali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7:08:07.865722328</meta:creation-date>
    <dc:date>2025-02-09T15:32:06.343723321</dc:date>
    <meta:editing-duration>PT2H55M26S</meta:editing-duration>
    <meta:editing-cycles>12</meta:editing-cycles>
    <meta:generator>LibreOffice/24.8.4.2$Linux_X86_64 LibreOffice_project/480$Build-2</meta:generator>
    <meta:document-statistic meta:table-count="1" meta:image-count="0" meta:object-count="0" meta:page-count="1" meta:paragraph-count="23" meta:word-count="102" meta:character-count="747" meta:non-whitespace-character-count="651"/>
  </office:meta>
</office:document-meta>
</file>